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 style:data-style-name="N1">
      <style:table-cell-properties fo:background-color="#cccccc" fo:border="0.06pt solid #000000"/>
    </style:style>
    <style:style style:name="ce5" style:family="table-cell" style:parent-style-name="Default" style:data-style-name="N115"/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1"/>
    <style:style style:name="ce9" style:family="table-cell" style:parent-style-name="Default" style:data-style-name="N115">
      <style:table-cell-properties fo:background-color="#eeeeee" fo:border="0.06pt solid #000000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eeeeee" fo:border="0.06pt solid #000000"/>
      <style:text-properties fo:color="#999999"/>
    </style:style>
    <style:style style:name="ce14" style:family="table-cell" style:parent-style-name="Default">
      <style:table-cell-properties fo:background-color="#ffcccc" fo:border="0.06pt solid #000000"/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273.87mm" svg:y="4.45mm">
            <loext:p draw:notify-on-update-of-ranges="Лист1.H3:Лист1.H27 Лист1.I3:Лист1.I27 Лист1.P23:Лист1.P30 Лист1.Q23:Лист1.Q30 Лист1.A26:Лист1.A33 Лист1.B26:Лист1.B33 Лист1.M23:Лист1.M26 Лист1.N23:Лист1.N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12"/>
        <table:table-column table:style-name="co1" table:default-cell-style-name="ce13"/>
        <table:table-column table:style-name="co1" table:number-columns-repeated="6" table:default-cell-style-name="Default"/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Спирт</text:p>
          </table:table-cell>
          <table:table-cell table:number-columns-repeated="2" table:style-name="ce1" office:value-type="float" office:value="27.8" calcext:value-type="float">
            <text:p>27,8</text:p>
          </table:table-cell>
          <table:table-cell table:style-name="ce1" office:value-type="float" office:value="31.5" calcext:value-type="float">
            <text:p>31,5</text:p>
          </table:table-cell>
          <table:table-cell table:style-name="ce1" office:value-type="float" office:value="34.5" calcext:value-type="float">
            <text:p>34,5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X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style-name="ce8" table:formula="of:=[.D10]-143" office:value-type="float" office:value="247.6" calcext:value-type="float">
            <text:p>248</text:p>
          </table:table-cell>
          <table:table-cell office:value-type="float" office:value="300.8" calcext:value-type="float">
            <text:p>300,8</text:p>
          </table:table-cell>
          <table:table-cell table:style-name="ce9" table:formula="of:=[.G3]*0.000525/2" office:value-type="float" office:value="0.064995" calcext:value-type="float">
            <text:p>0,065</text:p>
          </table:table-cell>
          <table:table-cell table:style-name="ce11" office:value-type="float" office:value="8" calcext:value-type="float" table:number-columns-spanned="1" table:number-rows-spanned="25">
            <text:p>8</text:p>
          </table:table-cell>
          <table:table-cell table:formula="of:=[.H3]*[.I3]" office:value-type="float" office:value="19.550496" calcext:value-type="float">
            <text:p>19,550496</text:p>
          </table:table-cell>
          <table:table-cell table:style-name="ce5" table:formula="of:=((0.000525*4/2)^2+([.I3]*0.00003/2)^2)^0.5" office:value-type="float" office:value="0.00105000045260883" calcext:value-type="float">
            <text:p>0,0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7" calcext:value-type="float">
            <text:p>197</text:p>
          </table:table-cell>
          <table:table-cell table:style-name="ce8" table:formula="of:=[.E10]-143" office:value-type="float" office:value="243.12" calcext:value-type="float">
            <text:p>243</text:p>
          </table:table-cell>
          <table:table-cell office:value-type="float" office:value="304.6" calcext:value-type="float">
            <text:p>304,6</text:p>
          </table:table-cell>
          <table:table-cell table:style-name="ce9" table:formula="of:=[.G4]*0.000525/2" office:value-type="float" office:value="0.063819" calcext:value-type="float">
            <text:p>0,064</text:p>
          </table:table-cell>
          <table:covered-table-cell/>
          <table:table-cell table:formula="of:=[.H4]*[.I4]" office:value-type="float" office:value="19.4392674" calcext:value-type="float">
            <text:p>19,4392674</text:p>
          </table:table-cell>
          <table:table-cell table:style-name="ce5" table:formula="of:=((0.000525*4/2)^2+([.I4]*0.00003/2)^2)^0.5" office:value-type="float" office:value="0.00105000043637828" calcext:value-type="float">
            <text:p>0,0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7" calcext:value-type="float">
            <text:p>197</text:p>
          </table:table-cell>
          <table:table-cell table:style-name="ce8" table:formula="of:=[.F10]-143" office:value-type="float" office:value="242.56" calcext:value-type="float">
            <text:p>243</text:p>
          </table:table-cell>
          <table:table-cell office:value-type="float" office:value="307.5" calcext:value-type="float">
            <text:p>307,5</text:p>
          </table:table-cell>
          <table:table-cell table:style-name="ce9" table:formula="of:=[.G5]*0.000525/2" office:value-type="float" office:value="0.063672" calcext:value-type="float">
            <text:p>0,064</text:p>
          </table:table-cell>
          <table:covered-table-cell/>
          <table:table-cell table:formula="of:=[.H5]*[.I5]" office:value-type="float" office:value="19.57914" calcext:value-type="float">
            <text:p>19,57914</text:p>
          </table:table-cell>
          <table:table-cell table:style-name="ce5" table:formula="of:=((0.000525*4/2)^2+([.I5]*0.00003/2)^2)^0.5" office:value-type="float" office:value="0.00105000043437029" calcext:value-type="float">
            <text:p>0,0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6" calcext:value-type="float">
            <text:p>196</text:p>
          </table:table-cell>
          <table:table-cell table:style-name="ce8" table:formula="of:=[.B21]-143" office:value-type="float" office:value="241.16" calcext:value-type="float">
            <text:p>241</text:p>
          </table:table-cell>
          <table:table-cell office:value-type="float" office:value="311.8" calcext:value-type="float">
            <text:p>311,8</text:p>
          </table:table-cell>
          <table:table-cell table:style-name="ce9" table:formula="of:=[.G6]*0.000525/2" office:value-type="float" office:value="0.0633045" calcext:value-type="float">
            <text:p>0,063</text:p>
          </table:table-cell>
          <table:covered-table-cell/>
          <table:table-cell table:formula="of:=[.H6]*[.I6]" office:value-type="float" office:value="19.7383431" calcext:value-type="float">
            <text:p>19,7383431</text:p>
          </table:table-cell>
          <table:table-cell table:style-name="ce5" table:formula="of:=((0.000525*4/2)^2+([.I6]*0.00003/2)^2)^0.5" office:value-type="float" office:value="0.0010500004293706" calcext:value-type="float">
            <text:p>0,0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7" calcext:value-type="float">
            <text:p>197</text:p>
          </table:table-cell>
          <table:table-cell table:style-name="ce8" table:formula="of:=[.C21]-143" office:value-type="float" office:value="239.48" calcext:value-type="float">
            <text:p>239</text:p>
          </table:table-cell>
          <table:table-cell office:value-type="float" office:value="315.6" calcext:value-type="float">
            <text:p>315,6</text:p>
          </table:table-cell>
          <table:table-cell table:style-name="ce9" table:formula="of:=[.G7]*0.000525/2" office:value-type="float" office:value="0.0628635" calcext:value-type="float">
            <text:p>0,063</text:p>
          </table:table-cell>
          <table:covered-table-cell/>
          <table:table-cell table:formula="of:=[.H7]*[.I7]" office:value-type="float" office:value="19.8397206" calcext:value-type="float">
            <text:p>19,8397206</text:p>
          </table:table-cell>
          <table:table-cell table:style-name="ce5" table:formula="of:=((0.000525*4/2)^2+([.I7]*0.00003/2)^2)^0.5" office:value-type="float" office:value="0.00105000042340916" calcext:value-type="float">
            <text:p>0,00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style-name="ce8" table:formula="of:=[.D21] - 143" office:value-type="float" office:value="236.96" calcext:value-type="float">
            <text:p>237</text:p>
          </table:table-cell>
          <table:table-cell office:value-type="float" office:value="320.4" calcext:value-type="float">
            <text:p>320,4</text:p>
          </table:table-cell>
          <table:table-cell table:style-name="ce9" table:formula="of:=[.G8]*0.000525/2" office:value-type="float" office:value="0.062202" calcext:value-type="float">
            <text:p>0,062</text:p>
          </table:table-cell>
          <table:covered-table-cell/>
          <table:table-cell table:formula="of:=[.H8]*[.I8]" office:value-type="float" office:value="19.9295208" calcext:value-type="float">
            <text:p>19,9295208</text:p>
          </table:table-cell>
          <table:table-cell table:style-name="ce5" table:formula="of:=((0.000525*4/2)^2+([.I8]*0.00003/2)^2)^0.5" office:value-type="float" office:value="0.00105000041454515" calcext:value-type="float">
            <text:p>0,0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7" calcext:value-type="float">
            <text:p>197</text:p>
          </table:table-cell>
          <table:table-cell table:style-name="ce8" table:formula="of:=[.E21]-143" office:value-type="float" office:value="234.16" calcext:value-type="float">
            <text:p>234</text:p>
          </table:table-cell>
          <table:table-cell office:value-type="float" office:value="326.3" calcext:value-type="float">
            <text:p>326,3</text:p>
          </table:table-cell>
          <table:table-cell table:style-name="ce9" table:formula="of:=[.G9]*0.000525/2" office:value-type="float" office:value="0.061467" calcext:value-type="float">
            <text:p>0,061</text:p>
          </table:table-cell>
          <table:covered-table-cell/>
          <table:table-cell table:formula="of:=[.H9]*[.I9]" office:value-type="float" office:value="20.0566821" calcext:value-type="float">
            <text:p>20,0566821</text:p>
          </table:table-cell>
          <table:table-cell table:style-name="ce5" table:formula="of:=((0.000525*4/2)^2+([.I9]*0.00003/2)^2)^0.5" office:value-type="float" office:value="0.00105000040480622" calcext:value-type="float">
            <text:p>0,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&gt;, Па</text:p>
          </table:table-cell>
          <table:table-cell table:style-name="ce4" table:formula="of:=AVERAGE([.B3:.B9])*0.2*9.8" office:value-type="float" office:value="86.52" calcext:value-type="float">
            <text:p>87</text:p>
          </table:table-cell>
          <table:table-cell table:style-name="ce4" table:formula="of:=AVERAGE([.C3:.C9])*0.2*9.8" office:value-type="float" office:value="248.36" calcext:value-type="float">
            <text:p>248</text:p>
          </table:table-cell>
          <table:table-cell table:style-name="ce4" table:formula="of:=AVERAGE([.D3:.D9])*0.2*9.8" office:value-type="float" office:value="390.6" calcext:value-type="float">
            <text:p>391</text:p>
          </table:table-cell>
          <table:table-cell table:style-name="ce4" table:formula="of:=AVERAGE([.E3:.E9])*0.2*9.8" office:value-type="float" office:value="386.12" calcext:value-type="float">
            <text:p>386</text:p>
          </table:table-cell>
          <table:table-cell table:style-name="ce4" table:formula="of:=AVERAGE([.F3:.F9])*0.2*9.8" office:value-type="float" office:value="385.56" calcext:value-type="float">
            <text:p>386</text:p>
          </table:table-cell>
          <table:table-cell table:style-name="ce8" table:formula="of:=[.F21] - 143" office:value-type="float" office:value="231.08" calcext:value-type="float">
            <text:p>231</text:p>
          </table:table-cell>
          <table:table-cell office:value-type="float" office:value="330.9" calcext:value-type="float">
            <text:p>330,9</text:p>
          </table:table-cell>
          <table:table-cell table:style-name="ce9" table:formula="of:=[.G10]*0.000525/2" office:value-type="float" office:value="0.0606585" calcext:value-type="float">
            <text:p>0,061</text:p>
          </table:table-cell>
          <table:covered-table-cell/>
          <table:table-cell table:formula="of:=[.H10]*[.I10]" office:value-type="float" office:value="20.07189765" calcext:value-type="float">
            <text:p>20,07189765</text:p>
          </table:table-cell>
          <table:table-cell table:style-name="ce5" table:formula="of:=((0.000525*4/2)^2+([.I10]*0.00003/2)^2)^0.5" office:value-type="float" office:value="0.0010500003942271" calcext:value-type="float">
            <text:p>0,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 &lt;p&gt;, Па</text:p>
          </table:table-cell>
          <table:table-cell table:style-name="ce4" table:formula="of:=((STDEV([.B3:.B9])*9.8*0.2)^2 + (9.8*0.2)^2)^0.5" office:value-type="float" office:value="2.09532813659341" calcext:value-type="float">
            <text:p>2</text:p>
          </table:table-cell>
          <table:table-cell table:style-name="ce4" table:formula="of:=((STDEV([.C3:.C9])*9.8*0.2)^2 + (9.8*0.2)^2)^0.5" office:value-type="float" office:value="2.45699002846979" calcext:value-type="float">
            <text:p>2</text:p>
          </table:table-cell>
          <table:table-cell table:style-name="ce4" table:formula="of:=((STDEV([.D3:.D9])*9.8*0.2)^2 + (9.8*0.2)^2)^0.5" office:value-type="float" office:value="2.18088666983561" calcext:value-type="float">
            <text:p>2</text:p>
          </table:table-cell>
          <table:table-cell table:style-name="ce4" table:formula="of:=((STDEV([.E3:.E9])*9.8*0.2)^2 + (9.8*0.2)^2)^0.5" office:value-type="float" office:value="2.26321305522333" calcext:value-type="float">
            <text:p>2</text:p>
          </table:table-cell>
          <table:table-cell table:style-name="ce4" table:formula="of:=((STDEV([.F3:.F9])*9.8*0.2)^2 + (9.8*0.2)^2)^0.5" office:value-type="float" office:value="2.18088666983561" calcext:value-type="float">
            <text:p>2</text:p>
          </table:table-cell>
          <table:table-cell table:number-columns-repeated="3"/>
          <table:covered-table-cell/>
          <table:table-cell table:formula="of:=[.H11]*[.I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3"/>
          <table:covered-table-cell/>
          <table:table-cell table:formula="of:=[.H12]*[.I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8.8" calcext:value-type="float">
            <text:p>38,8</text:p>
          </table:table-cell>
          <table:table-cell table:style-name="ce2" office:value-type="float" office:value="42.6" calcext:value-type="float">
            <text:p>42,6</text:p>
          </table:table-cell>
          <table:table-cell table:style-name="ce2" office:value-type="float" office:value="47.4" calcext:value-type="float">
            <text:p>47,4</text:p>
          </table:table-cell>
          <table:table-cell table:style-name="ce2" office:value-type="float" office:value="53.3" calcext:value-type="float">
            <text:p>53,3</text:p>
          </table:table-cell>
          <table:table-cell table:style-name="ce2" office:value-type="float" office:value="57.9" calcext:value-type="float">
            <text:p>57,9</text:p>
          </table:table-cell>
          <table:table-cell table:number-columns-repeated="3"/>
          <table:covered-table-cell/>
          <table:table-cell table:formula="of:=[.H13]*[.I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covered-table-cell/>
          <table:table-cell table:formula="of:=[.H14]*[.I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covered-table-cell/>
          <table:table-cell table:formula="of:=[.H15]*[.I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covered-table-cell/>
          <table:table-cell table:formula="of:=[.H16]*[.I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covered-table-cell/>
          <table:table-cell table:formula="of:=[.H17]*[.I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covered-table-cell/>
          <table:table-cell table:formula="of:=[.H18]*[.I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covered-table-cell/>
          <table:table-cell table:formula="of:=[.H19]*[.I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covered-table-cell/>
          <table:table-cell table:formula="of:=[.H20]*[.I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&gt;, Па</text:p>
          </table:table-cell>
          <table:table-cell table:style-name="ce4" table:formula="of:=AVERAGE([.B14:.B20])*0.2*9.8" office:value-type="float" office:value="384.16" calcext:value-type="float">
            <text:p>384</text:p>
          </table:table-cell>
          <table:table-cell table:style-name="ce4" table:formula="of:=AVERAGE([.C14:.C20])*0.2*9.8" office:value-type="float" office:value="382.48" calcext:value-type="float">
            <text:p>382</text:p>
          </table:table-cell>
          <table:table-cell table:style-name="ce4" table:formula="of:=AVERAGE([.D14:.D20])*0.2*9.8" office:value-type="float" office:value="379.96" calcext:value-type="float">
            <text:p>380</text:p>
          </table:table-cell>
          <table:table-cell table:style-name="ce4" table:formula="of:=AVERAGE([.E14:.E20])*0.2*9.8" office:value-type="float" office:value="377.16" calcext:value-type="float">
            <text:p>377</text:p>
          </table:table-cell>
          <table:table-cell table:style-name="ce4" table:formula="of:=AVERAGE([.F14:.F20])*0.2*9.8" office:value-type="float" office:value="374.08" calcext:value-type="float">
            <text:p>374</text:p>
          </table:table-cell>
          <table:table-cell table:number-columns-repeated="3"/>
          <table:covered-table-cell/>
          <table:table-cell table:formula="of:=[.H21]*[.I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 &lt;p&gt;, Па</text:p>
          </table:table-cell>
          <table:table-cell table:style-name="ce4" table:formula="of:=((STDEV([.B14:.B20])*9.8*0.2)^2 + (9.8*0.2)^2)^0.5" office:value-type="float" office:value="2.26321305522333" calcext:value-type="float">
            <text:p>2</text:p>
          </table:table-cell>
          <table:table-cell table:style-name="ce4" table:formula="of:=((STDEV([.C14:.C20])*9.8*0.2)^2 + (9.8*0.2)^2)^0.5" office:value-type="float" office:value="2.09532813659341" calcext:value-type="float">
            <text:p>2</text:p>
          </table:table-cell>
          <table:table-cell table:style-name="ce4" table:formula="of:=((STDEV([.D14:.D20])*9.8*0.2)^2 + (9.8*0.2)^2)^0.5" office:value-type="float" office:value="2.09532813659341" calcext:value-type="float">
            <text:p>2</text:p>
          </table:table-cell>
          <table:table-cell table:style-name="ce4" table:formula="of:=((STDEV([.E14:.E20])*9.8*0.2)^2 + (9.8*0.2)^2)^0.5" office:value-type="float" office:value="2.22243110129426" calcext:value-type="float">
            <text:p>2</text:p>
          </table:table-cell>
          <table:table-cell table:style-name="ce4" table:formula="of:=((STDEV([.F14:.F20])*9.8*0.2)^2 + (9.8*0.2)^2)^0.5" office:value-type="float" office:value="2.09532813659341" calcext:value-type="float">
            <text:p>2</text:p>
          </table:table-cell>
          <table:table-cell table:number-columns-repeated="3"/>
          <table:covered-table-cell/>
          <table:table-cell table:formula="of:=[.H22]*[.I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3"/>
          <table:covered-table-cell/>
          <table:table-cell table:formula="of:=[.H23]*[.I23]" office:value-type="float" office:value="0" calcext:value-type="float">
            <text:p>0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0.07118" calcext:value-type="float">
            <text:p>0,07118</text:p>
          </table:table-cell>
          <table:table-cell/>
          <table:table-cell table:style-name="ce3" office:value-type="float" office:value="300.8" calcext:value-type="float">
            <text:p>300,8</text:p>
          </table:table-cell>
          <table:table-cell table:style-name="ce5" table:formula="of:=[.I3]+[.P23]*0.00013" office:value-type="float" office:value="0.104099" calcext:value-type="float">
            <text:p>0,104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covered-table-cell/>
          <table:table-cell table:formula="of:=[.H24]*[.I24]" office:value-type="float" office:value="0" calcext:value-type="float">
            <text:p>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0.06956" calcext:value-type="float">
            <text:p>0,06956</text:p>
          </table:table-cell>
          <table:table-cell/>
          <table:table-cell table:style-name="ce3" office:value-type="float" office:value="304.6" calcext:value-type="float">
            <text:p>304,6</text:p>
          </table:table-cell>
          <table:table-cell table:style-name="ce5" table:formula="of:=[.I4]+[.P24]*0.00013" office:value-type="float" office:value="0.103417" calcext:value-type="float">
            <text:p>0,103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covered-table-cell/>
          <table:table-cell table:formula="of:=[.H25]*[.I25]" office:value-type="float" office:value="0" calcext:value-type="float">
            <text:p>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0.06791" calcext:value-type="float">
            <text:p>0,06791</text:p>
          </table:table-cell>
          <table:table-cell/>
          <table:table-cell table:style-name="ce3" office:value-type="float" office:value="307.5" calcext:value-type="float">
            <text:p>307,5</text:p>
          </table:table-cell>
          <table:table-cell table:style-name="ce5" table:formula="of:=[.I5]+[.P25]*0.00013" office:value-type="float" office:value="0.103647" calcext:value-type="float">
            <text:p>0,104</text:p>
          </table:table-cell>
        </table:table-row>
        <table:table-row table:style-name="ro1">
          <table:table-cell table:style-name="ce3" office:value-type="float" office:value="300.8" calcext:value-type="float">
            <text:p>300,8</text:p>
          </table:table-cell>
          <table:table-cell table:style-name="ce5" table:formula="of:=([.A26]+273)*0.00013" office:value-type="float" office:value="0.074594" calcext:value-type="float">
            <text:p>0,075</text:p>
          </table:table-cell>
          <table:table-cell table:style-name="ce5" table:formula="of:=((0.00013*0.1)^2+(0.000007*[.A26])^2)^0.5" office:value-type="float" office:value="0.0021056401306966" calcext:value-type="float">
            <text:p>0,002</text:p>
          </table:table-cell>
          <table:table-cell table:style-name="Default" table:number-columns-repeated="3"/>
          <table:table-cell table:number-columns-repeated="3"/>
          <table:covered-table-cell/>
          <table:table-cell table:formula="of:=[.H26]*[.I26]" office:value-type="float" office:value="0" calcext:value-type="float">
            <text:p>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0.06618" calcext:value-type="float">
            <text:p>0,06618</text:p>
          </table:table-cell>
          <table:table-cell/>
          <table:table-cell table:style-name="ce3" office:value-type="float" office:value="311.8" calcext:value-type="float">
            <text:p>311,8</text:p>
          </table:table-cell>
          <table:table-cell table:style-name="ce5" table:formula="of:=[.I6]+[.P26]*0.00013" office:value-type="float" office:value="0.1038385" calcext:value-type="float">
            <text:p>0,104</text:p>
          </table:table-cell>
        </table:table-row>
        <table:table-row table:style-name="ro1">
          <table:table-cell table:style-name="ce3" office:value-type="float" office:value="304.6" calcext:value-type="float">
            <text:p>304,6</text:p>
          </table:table-cell>
          <table:table-cell table:style-name="ce5" table:formula="of:=([.A27]+273)*0.00013" office:value-type="float" office:value="0.075088" calcext:value-type="float">
            <text:p>0,075</text:p>
          </table:table-cell>
          <table:table-cell table:style-name="ce5" table:formula="of:=((0.00013*0.1)^2+(0.000007*[.A27])^2)^0.5" office:value-type="float" office:value="0.00213223963006037" calcext:value-type="float">
            <text:p>0,002</text:p>
          </table:table-cell>
          <table:table-cell table:style-name="Default" table:number-columns-repeated="3"/>
          <table:table-cell table:number-columns-repeated="3"/>
          <table:covered-table-cell/>
          <table:table-cell table:formula="of:=[.H27]*[.I27]"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315.6" calcext:value-type="float">
            <text:p>315,6</text:p>
          </table:table-cell>
          <table:table-cell table:style-name="ce5" table:formula="of:=[.I7]+[.P27]*0.00013" office:value-type="float" office:value="0.1038915" calcext:value-type="float">
            <text:p>0,104</text:p>
          </table:table-cell>
        </table:table-row>
        <table:table-row table:style-name="ro1">
          <table:table-cell table:style-name="ce3" office:value-type="float" office:value="307.5" calcext:value-type="float">
            <text:p>307,5</text:p>
          </table:table-cell>
          <table:table-cell table:style-name="ce5" table:formula="of:=([.A28]+273)*0.00013" office:value-type="float" office:value="0.075465" calcext:value-type="float">
            <text:p>0,075</text:p>
          </table:table-cell>
          <table:table-cell table:style-name="ce5" table:formula="of:=((0.00013*0.1)^2+(0.000007*[.A28])^2)^0.5" office:value-type="float" office:value="0.00215253925632031" calcext:value-type="float">
            <text:p>0,002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style-name="ce14" table:formula="of:=SUM([.K3:.K27])/[.J3]" office:value-type="float" office:value="19.77563345625" calcext:value-type="float">
            <text:p>19,7756334563</text:p>
          </table:table-cell>
          <table:table-cell table:number-columns-repeated="4"/>
          <table:table-cell table:style-name="ce3" office:value-type="float" office:value="320.4" calcext:value-type="float">
            <text:p>320,4</text:p>
          </table:table-cell>
          <table:table-cell table:style-name="ce5" table:formula="of:=[.I8]+[.P28]*0.00013" office:value-type="float" office:value="0.103854" calcext:value-type="float">
            <text:p>0,104</text:p>
          </table:table-cell>
        </table:table-row>
        <table:table-row table:style-name="ro1">
          <table:table-cell table:style-name="ce3" office:value-type="float" office:value="311.8" calcext:value-type="float">
            <text:p>311,8</text:p>
          </table:table-cell>
          <table:table-cell table:style-name="ce5" table:formula="of:=([.A29]+273)*0.00013" office:value-type="float" office:value="0.076024" calcext:value-type="float">
            <text:p>0,076</text:p>
          </table:table-cell>
          <table:table-cell table:style-name="ce5" table:formula="of:=((0.00013*0.1)^2+(0.000007*[.A29])^2)^0.5" office:value-type="float" office:value="0.00218263871495032" calcext:value-type="float">
            <text:p>0,002</text:p>
          </table:table-cell>
          <table:table-cell table:style-name="ce7" office:value-type="string" calcext:value-type="string" table:number-columns-spanned="2" table:number-rows-spanned="1">
            <text:p>Пересечение в (0;0)</text:p>
          </table:table-cell>
          <table:covered-table-cell table:style-name="ce2"/>
          <table:table-cell office:value-type="string" calcext:value-type="string">
            <text:p>k0</text:p>
          </table:table-cell>
          <table:table-cell table:style-name="ce6" table:formula="of:=[.J3]*[.K28]/SUMSQ([.H3:.H27])" office:value-type="float" office:value="0.000199435755638314" calcext:value-type="float">
            <text:p>0,0001994358</text:p>
          </table:table-cell>
          <table:table-cell office:value-type="string" calcext:value-type="string">
            <text:p>sig k0</text:p>
          </table:table-cell>
          <table:table-cell table:formula="of:=SQRT(SUMSQ([.I3:.I27])/SUMSQ([.H3:.H27]) - [.G29]^2)/SQRT([.J3])" office:value-type="float" office:value="0.00000367278877334203" calcext:value-type="float">
            <text:p>3,67278877334203E-06</text:p>
          </table:table-cell>
          <table:table-cell table:style-name="Default" table:number-columns-repeated="2"/>
          <table:table-cell table:number-columns-repeated="4"/>
          <table:table-cell table:style-name="ce3" office:value-type="float" office:value="326.3" calcext:value-type="float">
            <text:p>326,3</text:p>
          </table:table-cell>
          <table:table-cell table:style-name="ce5" table:formula="of:=[.I9]+[.P29]*0.00013" office:value-type="float" office:value="0.103886" calcext:value-type="float">
            <text:p>0,104</text:p>
          </table:table-cell>
        </table:table-row>
        <table:table-row table:style-name="ro1">
          <table:table-cell table:style-name="ce3" office:value-type="float" office:value="315.6" calcext:value-type="float">
            <text:p>315,6</text:p>
          </table:table-cell>
          <table:table-cell table:style-name="ce5" table:formula="of:=([.A30]+273)*0.00013" office:value-type="float" office:value="0.076518" calcext:value-type="float">
            <text:p>0,077</text:p>
          </table:table-cell>
          <table:table-cell table:style-name="ce5" table:formula="of:=((0.00013*0.1)^2+(0.000007*[.A30])^2)^0.5" office:value-type="float" office:value="0.00220923824880885" calcext:value-type="float">
            <text:p>0,002</text:p>
          </table:table-cell>
          <table:table-cell table:style-name="ce7" office:value-type="string" calcext:value-type="string" table:number-columns-spanned="2" table:number-rows-spanned="1">
            <text:p>Угловой К</text:p>
          </table:table-cell>
          <table:covered-table-cell table:style-name="ce2"/>
          <table:table-cell office:value-type="string" calcext:value-type="string">
            <text:p>k</text:p>
          </table:table-cell>
          <table:table-cell table:style-name="ce6" table:formula="of:=([.K28] - SUM([.H3:.H27])*SUM([.I3:.I27])/[.J3]^2)/(SUMSQ([.H3:.H27])/[.J3] - (SUM([.H3:.H27])/[.J3])^2)" office:value-type="float" office:value="-0.000129902729368283" calcext:value-type="float">
            <text:p>-0,0001299027</text:p>
          </table:table-cell>
          <table:table-cell office:value-type="string" calcext:value-type="string">
            <text:p>sig k</text:p>
          </table:table-cell>
          <table:table-cell table:formula="of:=SQRT((SUMSQ([.I3:.I27])/[.J3] -  (SUM([.I3:.I27])/[.J3])^2)/(SUMSQ([.H3:.H27])/[.J3] - (SUM([.H3:.H27])/[.J3])^2) - [.G30]^2)/SQRT([.J3])" office:value-type="float" office:value="0.00000684016544825245" calcext:value-type="float">
            <text:p>6,84016544825245E-06</text:p>
          </table:table-cell>
          <table:table-cell table:style-name="Default" table:number-columns-repeated="2"/>
          <table:table-cell table:number-columns-repeated="4"/>
          <table:table-cell table:style-name="ce3" office:value-type="float" office:value="330.9" calcext:value-type="float">
            <text:p>330,9</text:p>
          </table:table-cell>
          <table:table-cell table:style-name="ce5" table:formula="of:=[.I10]+[.P30]*0.00013" office:value-type="float" office:value="0.1036755" calcext:value-type="float">
            <text:p>0,104</text:p>
          </table:table-cell>
        </table:table-row>
        <table:table-row table:style-name="ro1">
          <table:table-cell table:style-name="ce3" office:value-type="float" office:value="320.4" calcext:value-type="float">
            <text:p>320,4</text:p>
          </table:table-cell>
          <table:table-cell table:style-name="ce5" table:formula="of:=([.A31]+273)*0.00013" office:value-type="float" office:value="0.077142" calcext:value-type="float">
            <text:p>0,077</text:p>
          </table:table-cell>
          <table:table-cell table:style-name="ce5" table:formula="of:=((0.00013*0.1)^2+(0.000007*[.A31])^2)^0.5" office:value-type="float" office:value="0.00224283767580269" calcext:value-type="float">
            <text:p>0,002</text:p>
          </table:table-cell>
          <table:table-cell table:style-name="ce7" office:value-type="string" calcext:value-type="string" table:number-columns-spanned="2" table:number-rows-spanned="1">
            <text:p>Свободный член</text:p>
          </table:table-cell>
          <table:covered-table-cell table:style-name="ce2"/>
          <table:table-cell office:value-type="string" calcext:value-type="string">
            <text:p>b</text:p>
          </table:table-cell>
          <table:table-cell table:style-name="ce6" table:formula="of:=SUM([.I3:.I27])/[.J3] - [.G30]*SUM([.H3:.H27])/[.J3]" office:value-type="float" office:value="0.10375794778455" calcext:value-type="float">
            <text:p>0,1037579478</text:p>
          </table:table-cell>
          <table:table-cell office:value-type="string" calcext:value-type="string">
            <text:p>sig b</text:p>
          </table:table-cell>
          <table:table-cell table:formula="of:=[.I30]*SQRT(SUMSQ([.H3:.H27])/[.J3] - (SUM([.H3:.H27])/[.J3])^2)" office:value-type="float" office:value="0.0000677900924070966" calcext:value-type="float">
            <text:p>6,77900924070966E-05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float" office:value="326.3" calcext:value-type="float">
            <text:p>326,3</text:p>
          </table:table-cell>
          <table:table-cell table:style-name="ce5" table:formula="of:=([.A32]+273)*0.00013" office:value-type="float" office:value="0.077909" calcext:value-type="float">
            <text:p>0,078</text:p>
          </table:table-cell>
          <table:table-cell table:style-name="ce5" table:formula="of:=((0.00013*0.1)^2+(0.000007*[.A32])^2)^0.5" office:value-type="float" office:value="0.00228413699457804" calcext:value-type="float">
            <text:p>0,00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3" office:value-type="float" office:value="330.9" calcext:value-type="float">
            <text:p>330,9</text:p>
          </table:table-cell>
          <table:table-cell table:style-name="ce5" table:formula="of:=([.A33]+273)*0.00013" office:value-type="float" office:value="0.078507" calcext:value-type="float">
            <text:p>0,079</text:p>
          </table:table-cell>
          <table:table-cell table:style-name="ce5" table:formula="of:=((0.00013*0.1)^2+(0.000007*[.A33])^2)^0.5" office:value-type="float" office:value="0.00231633648030678" calcext:value-type="float">
            <text:p>0,00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.00.0000</text:date>, <text:time style:data-style-name="N2" text:time-value="01:58:20.43065539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1:16:32.962462817</meta:creation-date>
    <dc:date>2017-03-30T02:10:18.025149562</dc:date>
    <meta:editing-duration>PT15H12M5S</meta:editing-duration>
    <meta:editing-cycles>6</meta:editing-cycles>
    <meta:generator>LibreOffice/5.1.6.2$Linux_X86_64 LibreOffice_project/10m0$Build-2</meta:generator>
    <meta:document-statistic meta:table-count="1" meta:cell-count="2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0.05" chart:maximum="0.1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30" loext:regression-extrapolate-backward="3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error-lower-limit="0.1" chart:error-upper-limit="0.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01" chart:error-upper-limit="0.0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15">
      <style:chart-properties chart:symbol-type="none" chart:link-data-style-to-source="true" chart:error-category="constan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11" loext:regression-extrapolate-backward="13" loext:regression-force-intercept="false" loext:regression-intercept-value="0" chart:regression-type="linear"/>
      <style:graphic-properties svg:stroke-color="#579d1c"/>
    </style:style>
    <style:style style:name="ch14" style:family="chart">
      <style:chart-properties chart:error-lower-limit="0.003" chart:error-upper-limit="0.0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15">
      <style:chart-properties chart:symbol-type="none" chart:link-data-style-to-source="true" chart:error-category="constan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15" loext:regression-extrapolate-backward="15" loext:regression-force-intercept="false" loext:regression-intercept-value="0" chart:regression-type="linear"/>
      <style:graphic-properties svg:stroke-color="#ffd320"/>
    </style:style>
    <style:style style:name="ch17" style:family="chart" style:data-style-name="N115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6" loext:regression-extrapolate-backward="13" loext:regression-force-intercept="false" loext:regression-intercept-value="0" chart:regression-type="linear"/>
      <style:graphic-properties svg:stroke-color="#ff420e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7cm" svg:y="0.316cm" chart:style-name="ch2">
          <text:p>Зависимость σ(T), q(T), Uп/П(T)</text:p>
        </chart:title>
        <chart:plot-area chart:style-name="ch3" table:cell-range-address="Лист1.H3:Лист1.I27 Лист1.Q23:Лист1.Q30 Лист1.B26:Лист1.B33 Лист1.N23:Лист1.N26" svg:x="0.133cm" svg:y="1.254cm" svg:width="15.1cm" svg:height="7.559cm">
          <chartooo:coordinate-region svg:x="1.045cm" svg:y="1.454cm" svg:width="13.908cm" svg:height="6.712cm"/>
          <chart:axis chart:dimension="x" chart:name="primary-x" chart:style-name="ch4">
            <chart:title svg:x="15.236cm" svg:y="7.963cm" chart:style-name="ch5">
              <text:p>T, К</text:p>
            </chart:title>
            <chart:grid chart:style-name="ch6" chart:class="major"/>
          </chart:axis>
          <chart:axis chart:dimension="y" chart:name="primary-y" chart:style-name="ch7">
            <chart:title svg:x="0.172cm" svg:y="0.531cm" chart:style-name="ch5">
              <text:p>σ, q, Uп/П,  Н/м</text:p>
            </chart:title>
            <chart:grid chart:style-name="ch6" chart:class="major"/>
          </chart:axis>
          <chart:series chart:style-name="ch8" chart:values-cell-range-address="Лист1.I3:Лист1.I27" chart:class="chart:scatter">
            <chart:domain table:cell-range-address="Лист1.H3:Лист1.H27"/>
            <chart:regression-curve chart:style-name="ch9"/>
            <chart:error-indicator chart:style-name="ch10" chart:dimension="x"/>
            <chart:error-indicator chart:style-name="ch11" chart:dimension="y"/>
            <chart:data-point chart:repeated="25"/>
          </chart:series>
          <chart:series chart:style-name="ch12" chart:values-cell-range-address="Лист1.Q23:Лист1.Q30" chart:class="chart:scatter">
            <chart:domain table:cell-range-address="Лист1.P23:Лист1.P30"/>
            <chart:regression-curve chart:style-name="ch13"/>
            <chart:error-indicator chart:style-name="ch10" chart:dimension="x"/>
            <chart:error-indicator chart:style-name="ch14" chart:dimension="y"/>
            <chart:data-point chart:repeated="8"/>
          </chart:series>
          <chart:series chart:style-name="ch15" chart:values-cell-range-address="Лист1.B26:Лист1.B33" chart:class="chart:scatter">
            <chart:domain table:cell-range-address="Лист1.A26:Лист1.A33"/>
            <chart:regression-curve chart:style-name="ch16"/>
            <chart:error-indicator chart:style-name="ch10" chart:dimension="x"/>
            <chart:error-indicator chart:style-name="ch11" chart:dimension="y"/>
            <chart:data-point chart:repeated="8"/>
          </chart:series>
          <chart:series chart:style-name="ch17" chart:values-cell-range-address="Лист1.N23:Лист1.N26" chart:class="chart:scatter">
            <chart:domain table:cell-range-address="Лист1.M23:Лист1.M26"/>
            <chart:regression-curve chart:style-name="ch18"/>
            <chart:data-point chart:style-name="ch19"/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P</text:p>
              </table:table-cell>
              <table:table-cell office:value-type="string">
                <text:p>Столбец Q</text:p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M</text:p>
              </table:table-cell>
              <table:table-cell office:value-type="string">
                <text:p>Столбец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8">
                <text:p>300.8</text:p>
                <draw:g>
                  <svg:desc>Лист1.H3:Лист1.H27</svg:desc>
                </draw:g>
              </table:table-cell>
              <table:table-cell office:value-type="float" office:value="0.064995">
                <text:p>0.064995</text:p>
                <draw:g>
                  <svg:desc>Лист1.I3:Лист1.I27</svg:desc>
                </draw:g>
              </table:table-cell>
              <table:table-cell office:value-type="float" office:value="300.8">
                <text:p>300.8</text:p>
                <draw:g>
                  <svg:desc>Лист1.P23:Лист1.P30</svg:desc>
                </draw:g>
              </table:table-cell>
              <table:table-cell office:value-type="float" office:value="0.104099">
                <text:p>0.104099</text:p>
                <draw:g>
                  <svg:desc>Лист1.Q23:Лист1.Q30</svg:desc>
                </draw:g>
              </table:table-cell>
              <table:table-cell office:value-type="float" office:value="300.8">
                <text:p>300.8</text:p>
                <draw:g>
                  <svg:desc>Лист1.A26:Лист1.A33</svg:desc>
                </draw:g>
              </table:table-cell>
              <table:table-cell office:value-type="float" office:value="0.074594">
                <text:p>0.074594</text:p>
                <draw:g>
                  <svg:desc>Лист1.B26:Лист1.B33</svg:desc>
                </draw:g>
              </table:table-cell>
              <table:table-cell office:value-type="float" office:value="303">
                <text:p>303</text:p>
                <draw:g>
                  <svg:desc>Лист1.M23:Лист1.M26</svg:desc>
                </draw:g>
              </table:table-cell>
              <table:table-cell office:value-type="float" office:value="0.07118">
                <text:p>0.07118</text:p>
                <draw:g>
                  <svg:desc>Лист1.N23:Лист1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4.6">
                <text:p>304.6</text:p>
              </table:table-cell>
              <table:table-cell office:value-type="float" office:value="0.063819">
                <text:p>0.063819</text:p>
              </table:table-cell>
              <table:table-cell office:value-type="float" office:value="304.6">
                <text:p>304.6</text:p>
              </table:table-cell>
              <table:table-cell office:value-type="float" office:value="0.103417">
                <text:p>0.103417</text:p>
              </table:table-cell>
              <table:table-cell office:value-type="float" office:value="304.6">
                <text:p>304.6</text:p>
              </table:table-cell>
              <table:table-cell office:value-type="float" office:value="0.075088">
                <text:p>0.075088</text:p>
              </table:table-cell>
              <table:table-cell office:value-type="float" office:value="313">
                <text:p>313</text:p>
              </table:table-cell>
              <table:table-cell office:value-type="float" office:value="0.06956">
                <text:p>0.06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.5">
                <text:p>307.5</text:p>
              </table:table-cell>
              <table:table-cell office:value-type="float" office:value="0.063672">
                <text:p>0.063672</text:p>
              </table:table-cell>
              <table:table-cell office:value-type="float" office:value="307.5">
                <text:p>307.5</text:p>
              </table:table-cell>
              <table:table-cell office:value-type="float" office:value="0.103647">
                <text:p>0.103647</text:p>
              </table:table-cell>
              <table:table-cell office:value-type="float" office:value="307.5">
                <text:p>307.5</text:p>
              </table:table-cell>
              <table:table-cell office:value-type="float" office:value="0.075465">
                <text:p>0.075465</text:p>
              </table:table-cell>
              <table:table-cell office:value-type="float" office:value="323">
                <text:p>323</text:p>
              </table:table-cell>
              <table:table-cell office:value-type="float" office:value="0.06791">
                <text:p>0.06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1.8">
                <text:p>311.8</text:p>
              </table:table-cell>
              <table:table-cell office:value-type="float" office:value="0.0633045">
                <text:p>0.0633045</text:p>
              </table:table-cell>
              <table:table-cell office:value-type="float" office:value="311.8">
                <text:p>311.8</text:p>
              </table:table-cell>
              <table:table-cell office:value-type="float" office:value="0.1038385">
                <text:p>0.1038385</text:p>
              </table:table-cell>
              <table:table-cell office:value-type="float" office:value="311.8">
                <text:p>311.8</text:p>
              </table:table-cell>
              <table:table-cell office:value-type="float" office:value="0.076024">
                <text:p>0.076024</text:p>
              </table:table-cell>
              <table:table-cell office:value-type="float" office:value="333">
                <text:p>333</text:p>
              </table:table-cell>
              <table:table-cell office:value-type="float" office:value="0.06618">
                <text:p>0.06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5.6">
                <text:p>315.6</text:p>
              </table:table-cell>
              <table:table-cell office:value-type="float" office:value="0.0628635">
                <text:p>0.0628635</text:p>
              </table:table-cell>
              <table:table-cell office:value-type="float" office:value="315.6">
                <text:p>315.6</text:p>
              </table:table-cell>
              <table:table-cell office:value-type="float" office:value="0.1038915">
                <text:p>0.1038915</text:p>
              </table:table-cell>
              <table:table-cell office:value-type="float" office:value="315.6">
                <text:p>315.6</text:p>
              </table:table-cell>
              <table:table-cell office:value-type="float" office:value="0.076518">
                <text:p>0.07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.4">
                <text:p>320.4</text:p>
              </table:table-cell>
              <table:table-cell office:value-type="float" office:value="0.062202">
                <text:p>0.062202</text:p>
              </table:table-cell>
              <table:table-cell office:value-type="float" office:value="320.4">
                <text:p>320.4</text:p>
              </table:table-cell>
              <table:table-cell office:value-type="float" office:value="0.103854">
                <text:p>0.103854</text:p>
              </table:table-cell>
              <table:table-cell office:value-type="float" office:value="320.4">
                <text:p>320.4</text:p>
              </table:table-cell>
              <table:table-cell office:value-type="float" office:value="0.077142">
                <text:p>0.077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6.3">
                <text:p>326.3</text:p>
              </table:table-cell>
              <table:table-cell office:value-type="float" office:value="0.061467">
                <text:p>0.061467</text:p>
              </table:table-cell>
              <table:table-cell office:value-type="float" office:value="326.3">
                <text:p>326.3</text:p>
              </table:table-cell>
              <table:table-cell office:value-type="float" office:value="0.103886">
                <text:p>0.103886</text:p>
              </table:table-cell>
              <table:table-cell office:value-type="float" office:value="326.3">
                <text:p>326.3</text:p>
              </table:table-cell>
              <table:table-cell office:value-type="float" office:value="0.077909">
                <text:p>0.077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.9">
                <text:p>330.9</text:p>
              </table:table-cell>
              <table:table-cell office:value-type="float" office:value="0.0606585">
                <text:p>0.0606585</text:p>
              </table:table-cell>
              <table:table-cell office:value-type="float" office:value="330.9">
                <text:p>330.9</text:p>
              </table:table-cell>
              <table:table-cell office:value-type="float" office:value="0.1036755">
                <text:p>0.1036755</text:p>
              </table:table-cell>
              <table:table-cell office:value-type="float" office:value="330.9">
                <text:p>330.9</text:p>
              </table:table-cell>
              <table:table-cell office:value-type="float" office:value="0.078507">
                <text:p>0.078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